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88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cision</text:p>
          </table:table-cell>
        </table:table-row>
        <table:table-row table:style-name="ro1">
          <table:table-cell office:value-type="string" calcext:value-type="string">
            <text:p>NumChamps = 1000; Limit = 50; No Feedback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NumChamps = 1000; Limit = 10; No Feedback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NumChamps = 10000; Limit = 50; No Feedback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NumChamps = 10000; Limit = 10; No Feedback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NumChamps = 10000; Limit = 10; Pseudo Feedback (scope=5 a=1, b=0.5)</text:p>
          </table:table-cell>
          <table:table-cell office:value-type="float" office:value="5" calcext:value-type="float">
            <text:p>5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NumChamps = 10000; Limit = 10; Pseudo Feedback (scope=20 a=1, b=0.5)</text:p>
          </table:table-cell>
          <table:table-cell office:value-type="float" office:value="6" calcext:value-type="float">
            <text:p>6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string" calcext:value-type="string">
            <text:p>NumChamps = 10000; Limit = 10;User Feedback (scope=5 a=1, b=0.5, g=0.25)</text:p>
          </table:table-cell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NumChamps = 10000; Limit = 10;User Feedback (scope=20 a=1, b=0.5, g=0.25)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NumChamps = 10000; Limit = 10;User Feedback (scope=20 a=1, b=1, g=0.1)</text:p>
          </table:table-cell>
          <table:table-cell office:value-type="float" office:value="9" calcext:value-type="float">
            <text:p>9</text:p>
          </table:table-cell>
          <table:table-cell office:value-type="float" office:value="0.31" calcext:value-type="float">
            <text:p>0.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2T21:47:58.384843773</meta:creation-date>
    <dc:date>2019-12-12T22:23:16.204135567</dc:date>
    <meta:editing-duration>PT5M46S</meta:editing-duration>
    <meta:editing-cycles>1</meta:editing-cycles>
    <meta:document-statistic meta:table-count="1" meta:cell-count="28" meta:object-count="0"/>
    <meta:generator>LibreOffice/6.3.2.2$Linux_X86_64 LibreOffice_project/30$Build-2</meta:generator>
  </office:meta>
</office:document-meta>
</file>